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OpenSymbol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tarSymbol" svg:font-family="StarSymbol"/>
    <style:font-face style:name="roboto" svg:font-family="roboto, Aria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break-before="page"/>
      <style:text-properties officeooo:rsid="001e93f3" officeooo:paragraph-rsid="001e93f3"/>
    </style:style>
    <style:style style:name="P3" style:family="paragraph" style:parent-style-name="Standard">
      <style:text-properties officeooo:rsid="001e93f3" officeooo:paragraph-rsid="001e93f3"/>
    </style:style>
    <style:style style:name="P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019224c" officeooo:paragraph-rsid="0019224c"/>
    </style:style>
    <style:style style:name="P5" style:family="paragraph" style:parent-style-name="Standard">
      <style:text-properties officeooo:rsid="001b3402" officeooo:paragraph-rsid="001b3402"/>
    </style:style>
    <style:style style:name="P6" style:family="paragraph" style:parent-style-name="Standard">
      <style:text-properties officeooo:rsid="001cc912" officeooo:paragraph-rsid="001cc912"/>
    </style:style>
    <style:style style:name="P7" style:family="paragraph" style:parent-style-name="Standard">
      <style:text-properties officeooo:rsid="001cdad6" officeooo:paragraph-rsid="001cdad6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L2">
      <style:text-properties officeooo:rsid="001b3402" officeooo:paragraph-rsid="001c366d"/>
    </style:style>
    <style:style style:name="P12" style:family="paragraph" style:parent-style-name="Standard" style:list-style-name="L2">
      <style:text-properties officeooo:rsid="001b3402" officeooo:paragraph-rsid="001b3402"/>
    </style:style>
    <style:style style:name="P13" style:family="paragraph" style:parent-style-name="Standard" style:list-style-name="L2">
      <style:text-properties officeooo:rsid="001c366d" officeooo:paragraph-rsid="001c366d"/>
    </style:style>
    <style:style style:name="P14" style:family="paragraph" style:parent-style-name="Standard" style:list-style-name="L3">
      <style:text-properties officeooo:rsid="0025a3ca" officeooo:paragraph-rsid="0025a3ca"/>
    </style:style>
    <style:style style:name="P15" style:family="paragraph" style:parent-style-name="Standard" style:list-style-name="L3">
      <style:text-properties officeooo:rsid="0027ec21" officeooo:paragraph-rsid="0027ec21"/>
    </style:style>
    <style:style style:name="P16" style:family="paragraph" style:parent-style-name="Standard" style:list-style-name="L3">
      <style:text-properties officeooo:rsid="002cb712" officeooo:paragraph-rsid="002cb712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3becb1" officeooo:paragraph-rsid="003becb1"/>
    </style:style>
    <style:style style:name="P18" style:family="paragraph" style:parent-style-name="Standard" style:list-style-name="L3">
      <style:text-properties officeooo:rsid="003d7f12" officeooo:paragraph-rsid="003d7f12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paragraph-rsid="00318d5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1d2125" loext:opacity="100%" style:font-name="roboto" fo:font-size="11.25pt" fo:letter-spacing="normal" fo:font-style="normal" fo:font-weight="normal" officeooo:rsid="003becb1" officeooo:paragraph-rsid="003becb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text-underline-style="solid" style:text-underline-width="auto" style:text-underline-color="font-color" officeooo:rsid="00318d5e"/>
    </style:style>
    <style:style style:name="T3" style:family="text">
      <style:text-properties fo:color="#1155cc" loext:opacity="100%" style:text-underline-style="solid" style:text-underline-width="auto" style:text-underline-color="font-color" officeooo:rsid="00336525"/>
    </style:style>
    <style:style style:name="T4" style:family="text">
      <style:text-properties fo:color="#1155cc" loext:opacity="100%" style:text-underline-style="solid" style:text-underline-width="auto" style:text-underline-color="font-color" officeooo:rsid="0033c7a8"/>
    </style:style>
    <style:style style:name="T5" style:family="text">
      <style:text-properties officeooo:rsid="0024ea5a"/>
    </style:style>
    <style:style style:name="T6" style:family="text">
      <style:text-properties officeooo:rsid="0039e0a6"/>
    </style:style>
    <style:style style:name="T7" style:family="text">
      <style:text-properties officeooo:rsid="0023854a"/>
    </style:style>
    <style:style style:name="T8" style:family="text">
      <style:text-properties officeooo:rsid="0020187d"/>
    </style:style>
    <style:style style:name="T9" style:family="text">
      <style:text-properties officeooo:rsid="0019224c"/>
    </style:style>
    <style:style style:name="T10" style:family="text">
      <style:text-properties officeooo:rsid="00193b19"/>
    </style:style>
    <style:style style:name="T11" style:family="text">
      <style:text-properties fo:color="#000080" loext:opacity="100%" style:text-underline-style="solid" style:text-underline-width="auto" style:text-underline-color="font-color"/>
    </style:style>
    <style:style style:name="T12" style:family="text">
      <style:text-properties officeooo:rsid="002f90d1"/>
    </style:style>
    <style:style style:name="T13" style:family="text">
      <style:text-properties officeooo:rsid="00174222"/>
    </style:style>
    <style:style style:name="T14" style:family="text">
      <style:text-properties officeooo:rsid="0033fb41"/>
    </style:style>
    <style:style style:name="T15" style:family="text">
      <style:text-properties officeooo:rsid="001b1c0f"/>
    </style:style>
    <style:style style:name="T16" style:family="text">
      <style:text-properties officeooo:rsid="0035d3b6"/>
    </style:style>
    <style:style style:name="T17" style:family="text">
      <style:text-properties officeooo:rsid="0034ff20"/>
    </style:style>
    <style:style style:name="T18" style:family="text">
      <style:text-properties officeooo:rsid="0037965b"/>
    </style:style>
    <style:style style:name="T19" style:family="text">
      <style:text-properties officeooo:rsid="001cdad6"/>
    </style:style>
    <style:style style:name="T20" style:family="text">
      <style:text-properties officeooo:rsid="001b3402"/>
    </style:style>
    <style:style style:name="T21" style:family="text">
      <style:text-properties officeooo:rsid="002436b8"/>
    </style:style>
    <style:style style:name="T22" style:family="text">
      <style:text-properties officeooo:rsid="0020ab0e"/>
    </style:style>
    <style:style style:name="T23" style:family="text">
      <style:text-properties officeooo:rsid="001c366d"/>
    </style:style>
    <style:style style:name="T24" style:family="text">
      <style:text-properties officeooo:rsid="002978f3"/>
    </style:style>
    <style:style style:name="T25" style:family="text">
      <style:text-properties officeooo:rsid="0027748c"/>
    </style:style>
    <style:style style:name="T26" style:family="text">
      <style:text-properties officeooo:rsid="002e1562"/>
    </style:style>
    <style:style style:name="T27" style:family="text">
      <style:text-properties officeooo:rsid="002f08a6"/>
    </style:style>
    <style:style style:name="T28" style:family="text">
      <style:text-properties officeooo:rsid="003becb1"/>
    </style:style>
    <style:style style:name="T29" style:family="text">
      <style:text-properties officeooo:rsid="003de190"/>
    </style:style>
    <style:style style:name="T30" style:family="text">
      <style:text-properties officeooo:rsid="004042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opis úlohy</text:p>
      <text:p text:style-name="Standard">Cílem projektu je uživatele seznámit s útoky sociálního inženýrství. Navrhněte praktický scénář, který bude uživatele postupně seznamovat s vybranými útoky, přičemž se zaměří na představení technik pro identifikaci dané hrozby (např. ověření důvěryhodnosti adresáta/zdroje, kontrola URL, příloh atd. Rozsah scénáře a náplň úkolů musí být schválena garantem semestrálního projektu.</text:p>
      <text:p text:style-name="Standard"/>
      <text:p text:style-name="Standard">Příběh</text:p>
      <text:p text:style-name="Standard">GRU útočí na vaší firmu pomocí sociálního inženýrství a vašim úkolem jakožto kyber specialista Vektor je identifikovat jednotlivé případy zdali se jedná o podvrh.</text:p>
      <text:p text:style-name="Standard">typy scénářů</text:p>
      <text:list text:style-name="WWNum4">
        <text:list-item>
          <text:p text:style-name="P9">Email</text:p>
        </text:list-item>
        <text:list-item>
          <text:p text:style-name="P9">DNS spoofing a falešné stránky</text:p>
        </text:list-item>
        <text:list-item>
          <text:p text:style-name="P9">link squatting</text:p>
        </text:list-item>
        <text:list-item>
          <text:p text:style-name="P9">falešný článek s AI fotkama</text:p>
        </text:list-item>
        <text:list-item>
          <text:p text:style-name="P9">stahování malwaru pomocí bluescreen of death</text:p>
        </text:list-item>
        <text:list-item>
          <text:p text:style-name="P9">protiútok - napsat vlastní phisingový email se specifickým odkazem</text:p>
        </text:list-item>
        <text:list-item>
          <text:p text:style-name="P9">Honey Trap</text:p>
        </text:list-item>
      </text:list>
      <text:p text:style-name="P1">Scénáře (seřazené)</text:p>
      <text:list text:style-name="WWNum2">
        <text:list-item>
          <text:p text:style-name="P10">Rozlišení jestli je email phising, spam nebo pravý (flag bude 0 nebo 1 nebo 2 dle jejich specifikace)</text:p>
        </text:list-item>
        <text:list-item>
          <text:p text:style-name="P10">identifikace falešné přihlašovací stránky (co je špatně)</text:p>
        </text:list-item>
        <text:list-item>
          <text:p text:style-name="P10">identifikace falešné reklamy</text:p>
        </text:list-item>
        <text:list-item>
          <text:p text:style-name="P10">vlastní spear phisingový útok pomocí emailu (flag se pošle v emailu pokud pytorch AI vyhodnotí, že útok je přesvědčivý)</text:p>
        </text:list-item>
      </text:list>
      <text:p text:style-name="P1"/>
      <text:p text:style-name="P1">důležité odkazy</text:p>
      <text:p text:style-name="P1"><text:a xlink:type="simple" xlink:href="https://www.sentinelone.com/cybersecurity-101/threat-intelligence/types-of-social-engineering-attacks/" text:style-name="ListLabel_20_37" text:visited-style-name="ListLabel_20_37"><text:span text:style-name="T1">https://www.sentinelone.com/cybersecurity-101/threat-intelligence/types-of-social-engineering-attacks/</text:span></text:a></text:p>
      <text:p text:style-name="P1">https://www.youtube.com/watch?v=uMkOphesrqI</text:p>
      <text:p text:style-name="P1"><text:a xlink:type="simple" xlink:href="https://warroom.rsmus.com/ctf-example-social-engineering/" text:style-name="ListLabel_20_37" text:visited-style-name="ListLabel_20_37"><text:span text:style-name="T1">https://warroom.rsmus.com/ctf-example-social-engineering/</text:span></text:a></text:p>
      <text:p text:style-name="P1"><text:a xlink:type="simple" xlink:href="https://gist.github.com/azizur/ffe8ee6a0a2bb418e5cc8ff101fad91a" text:style-name="ListLabel_20_37" text:visited-style-name="ListLabel_20_37"><text:span text:style-name="T1">https://gist.github.com/azizur/ffe8ee6a0a2bb418e5cc8ff101fad91a</text:span></text:a></text:p>
      <text:p text:style-name="P1"><text:a xlink:type="simple" xlink:href="https://github.com/cryptwareapps/Malware-Database/" text:style-name="ListLabel_20_37" text:visited-style-name="ListLabel_20_37"><text:span text:style-name="T1">https://github.com/cryptwareapps/Malware-Database/</text:span></text:a></text:p>
      <text:p text:style-name="P1">pyran1</text:p>
      <text:p text:style-name="P1"><text:a xlink:type="simple" xlink:href="https://www.fontspace.com/unicode/analyzer#e=Z2_QvmdsZQ" text:style-name="Internet_20_link" text:visited-style-name="Visited_20_Internet_20_Link">https://www.fontspace.com/unicode/analyzer#e=Z2_QvmdsZQ</text:a></text:p>
      <text:p text:style-name="P1"/>
      <text:p text:style-name="P1">doporučené nástroje</text:p>
      <text:p text:style-name="P1">falešné odkazy</text:p>
      <text:p text:style-name="P1"><text:a xlink:type="simple" xlink:href="https://pages.cs.wisc.edu/~markm/ascii.html" text:style-name="ListLabel_20_37" text:visited-style-name="ListLabel_20_37"><text:span text:style-name="T1">https://pages.cs.wisc.edu/~markm/ascii.html</text:span></text:a></text:p>
      <text:p text:style-name="P1"><text:a xlink:type="simple" xlink:href="https://lingojam.com/HomoglyphGenerator" text:style-name="ListLabel_20_37" text:visited-style-name="ListLabel_20_37"><text:span text:style-name="T1">https://lingojam.com/HomoglyphGenerator</text:span></text:a></text:p>
      <text:p text:style-name="P1"><text:a xlink:type="simple" xlink:href="https://tools.lavx.hu/tools/homoglyph-generator" text:style-name="ListLabel_20_37" text:visited-style-name="ListLabel_20_37"><text:span text:style-name="T1">https://tools.lavx.hu/tools/homoglyph-generator</text:span></text:a></text:p>
      <text:p text:style-name="P1">AI generace</text:p>
      <text:p text:style-name="P1"><text:a xlink:type="simple" xlink:href="https://perchance.org/ai-text-to-image-generator" text:style-name="ListLabel_20_37" text:visited-style-name="ListLabel_20_37"><text:span text:style-name="T1">https://perchance.org/ai-text-to-image-generator</text:span></text:a></text:p>
      <text:p text:style-name="P17">Potřebné zdroje</text:p>
      <text:p text:style-name="P21"><text:bookmark text:name="yui_3_18_1_1_1771602352505_52"/><text:bookmark text:name="yui_3_18_1_1_1771602352505_51"/>Kali Linux 2025.2 (Desktop, Xfce)</text:p>
      <text:p text:style-name="P21"><text:bookmark text:name="yui_3_18_1_1_1771602352505_52 kopie 1"/>Debian 13.1.0 (Server)</text:p>
      <text:p text:style-name="P17"/>
      <text:p text:style-name="P2">Krátky popis</text:p>
      <text:p text:style-name="P3">časový rozsah:<text:span text:style-name="T5">7</text:span><text:span text:style-name="T6">5</text:span><text:span text:style-name="T5">minut -</text:span> <text:span text:style-name="T7">1</text:span><text:span text:style-name="T6">2</text:span><text:span text:style-name="T7">5minut</text:span></text:p>
      <text:p text:style-name="P3">obtížnost: lehce pokročíl<text:span text:style-name="T8">é</text:span> (4 z 10)</text:p>
      <text:p text:style-name="Heading_20_1">Scénáře</text:p>
      <text:p text:style-name="Heading_20_2">physing<text:span text:style-name="T9">ové</text:span> email<text:span text:style-name="T9">y – </text:span><text:span text:style-name="T10">20</text:span><text:span text:style-name="T9">-30 minut</text:span></text:p>
      <text:p text:style-name="P1">uživatel rozliší zda se jedná o phishingový email či nikoliv a jako flag napíše řetězec kde je něco špatně</text:p>
      <text:p text:style-name="P1">obtížnost by měla postupně zvyšovat</text:p>
      <text:p text:style-name="P1">emaily:</text:p>
      <text:list text:style-name="L1">
        <text:list-item>
          <text:p text:style-name="P20">nigerský princ - špatná gramatika <text:a xlink:type="simple" xlink:href="https://news.ycombinator.com/item?id=38300618" text:style-name="Internet_20_link" text:visited-style-name="Visited_20_Internet_20_Link"><text:span text:style-name="T11">https://news.ycombinator.com/item?id=38300618</text:span></text:a><text:span text:style-name="T1"> </text:span><text:span text:style-name="T2">flag typ physingu </text:span><text:span text:style-name="T3">(spam </text:span><text:span text:style-name="T4">physing</text:span><text:span text:style-name="T3">)</text:span></text:p>
        </text:list-item>
        <text:list-item>
          <text:p text:style-name="P19">pokus o stáhnutí podezdřelé přílohy – <text:span text:style-name="T10">flag bude v pdf</text:span></text:p>
        </text:list-item>
        <text:list-item>
          <text:p text:style-name="P19">podvrhnutí domény – <text:span text:style-name="T12">flag bude podvrhnutá doména</text:span></text:p>
          <text:list>
            <text:list-item>
              <text:p text:style-name="P19">pomocí typosquattingu <text:span text:style-name="T13">typu g00gle.com</text:span></text:p>
            </text:list-item>
            <text:list-item>
              <text:p text:style-name="P19">pomocí nahrazování UT8 <text:span text:style-name="T13">typu g</text:span>о<text:span text:style-name="T13">ogle</text:span></text:p>
            </text:list-item>
          </text:list>
        </text:list-item>
        <text:list-item>
          <text:p text:style-name="P19">strategie hodný zlý policajt – u<text:span text:style-name="T13">živatel dostane email, který ho informuje o datovém uníku z jeho banky o chvíly později ho kontaktuje „banka“ a oznámí mu, že se do jeho bankovního účtu naboural útočník a potřebují jeho heslo – </text:span><text:span text:style-name="T14">flag uživatel dostane, když útočníkovi nepošle informace</text:span></text:p>
        </text:list-item>
      </text:list>
      <text:p text:style-name="Heading_20_2">catphinsing/recon – <text:span text:style-name="T15">1</text:span><text:span text:style-name="T6">5</text:span><text:span text:style-name="T15">-</text:span><text:span text:style-name="T6">20</text:span><text:span text:style-name="T15"> minut</text:span></text:p>
      <text:p text:style-name="P4">Umělé vytvořená konverzace mezi obětí a útočníkem, cílem bude vytvořit wordlist ze zálib oběti a následně uhádnout její heslo do její sociální sitě. <text:span text:style-name="T14">(</text:span><text:span text:style-name="T16">heslo</text:span><text:span text:style-name="T14"> </text:span><text:span text:style-name="T17">bude jako hash </text:span><text:span text:style-name="T18">v .txt</text:span><text:span text:style-name="T14">)</text:span></text:p>
      <text:p text:style-name="Heading_20_2">identifikace <text:span text:style-name="T10">falešné stránky – </text:span><text:span text:style-name="T19">5-10 minut</text:span></text:p>
      <text:p text:style-name="P5">Stránka se bude maskovat jako falešná přihlašovací stránka do e-portálu občana</text:p>
      <text:p text:style-name="P5">Cílem uživatele bude identifikovat všechny nesrovnalosti jako (špatný vydavatel certifikátu, špatná doména, možná špatná gramatika)</text:p>
      <text:p text:style-name="P6">Dále vytáhnout nějaká data z DNS registrů. (falešný whois)</text:p>
      <text:p text:style-name="Heading_20_2">vlastní <text:span text:style-name="T20">spear</text:span> phisingový email – <text:span text:style-name="T21">30</text:span><text:span text:style-name="T22">-60</text:span><text:span text:style-name="T19"> minut</text:span></text:p>
      <text:p text:style-name="P5">Uživatel si ozkouší jak přemýšlí útočník a jakých zranitetlností může zneužít.</text:p>
      <text:p text:style-name="P5">Velmi rychle mu bude představen attack kill chain. <text:span text:style-name="T30">(hlavně první fáze)</text:span></text:p>
      <text:p text:style-name="P5">Kroky:</text:p>
      <text:list text:style-name="L2">
        <text:list-item>
          <text:p text:style-name="P11">vyhledání informací o oběti</text:p>
          <text:list>
            <text:list-item>
              <text:p text:style-name="P11">buď informace budou na sociálních sítích nebo na falešných stránkách (zatím <text:soft-page-break/>nevím<text:span text:style-name="T23">)</text:span></text:p>
            </text:list-item>
            <text:list-item>
              <text:p text:style-name="P13">dále ještě z „data-breach“ (v podobě zip souboru)</text:p>
            </text:list-item>
          </text:list>
        </text:list-item>
        <text:list-item>
          <text:p text:style-name="P12">vytvoření physingového emailu se sezbíraných informací</text:p>
        </text:list-item>
        <text:list-item>
          <text:p text:style-name="P12">poslání podvodného emailu do AI vytvořeného v pytorch, která evaluluje zda se jedná o spear physing či nikoliv.(pokud ano pošle uživately flag) <text:span text:style-name="T24">(možná bez AI)</text:span></text:p>
        </text:list-item>
      </text:list>
      <text:p text:style-name="Heading_20_2">Závě<text:span text:style-name="T25">re</text:span>čný test – 5 minut</text:p>
      <text:p text:style-name="P7">Otázky</text:p>
      <text:list text:style-name="L3">
        <text:list-item>
          <text:p text:style-name="P14">Jakých taktik využívají útočníci při physingu?</text:p>
        </text:list-item>
        <text:list-item>
          <text:p text:style-name="P18">Uživatel dostane dotaz povolit makro ve wordu. Jak má uživatel postupova?</text:p>
        </text:list-item>
        <text:list-item>
          <text:p text:style-name="P15"><text:span text:style-name="T29">Z</text:span> čeho by se nemělo <text:span text:style-name="T28">s</text:span>kládat moje heslo?</text:p>
        </text:list-item>
        <text:list-item>
          <text:p text:style-name="P15">Ve které fázi kill chain dochází k aktivnímu sběru informací o oběti (OSINT, sociální sítě, data breach)?</text:p>
        </text:list-item>
        <text:list-item>
          <text:p text:style-name="P16">Kde všude mohou o mně útočníci získat informace?</text:p>
        </text:list-item>
        <text:list-item>
          <text:p text:style-name="P16">Která doména je příkladem typosquattingu vůči <text:span text:style-name="T27">doméně fit.vut.cz</text:span>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roboto" svg:font-family="roboto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0T16:51:47.367720320</dc:date>
    <meta:editing-duration>PT1H28M17S</meta:editing-duration>
    <meta:editing-cycles>39</meta:editing-cycles>
    <dc:creator>Marek Roháč</dc:creator>
    <meta:document-statistic meta:table-count="0" meta:image-count="0" meta:object-count="0" meta:page-count="3" meta:paragraph-count="72" meta:word-count="554" meta:character-count="4152" meta:non-whitespace-character-count="3689"/>
  </office:meta>
</office:document-meta>
</file>